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21155548" calcext:value-type="float">
            <text:p>31,21155548</text:p>
          </table:table-cell>
          <table:table-cell office:value-type="float" office:value="3.467213777E-026" calcext:value-type="float">
            <text:p>3,47E-026</text:p>
          </table:table-cell>
          <table:table-cell office:value-type="float" office:value="3.608172417" calcext:value-type="float">
            <text:p>3,608172417</text:p>
          </table:table-cell>
          <table:table-cell table:style-name="ce2" table:formula="of:=([.E3]-[.E2])/[.E2]" office:value-type="float" office:value="0.0058662682394029" calcext:value-type="float">
            <text:p>0,005866268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35.51451492" calcext:value-type="float">
            <text:p>35,51451492</text:p>
          </table:table-cell>
          <table:table-cell office:value-type="float" office:value="6.696398644E-022" calcext:value-type="float">
            <text:p>6,70E-022</text:p>
          </table:table-cell>
          <table:table-cell office:value-type="float" office:value="2.662978411" calcext:value-type="float">
            <text:p>2,66297841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2" calcext:value-type="float">
            <text:p>33412</text:p>
          </table:table-cell>
          <table:table-cell office:value-type="float" office:value="39.53555298" calcext:value-type="float">
            <text:p>39,53555298</text:p>
          </table:table-cell>
          <table:table-cell office:value-type="float" office:value="1.289375858E-021" calcext:value-type="float">
            <text:p>1,29E-021</text:p>
          </table:table-cell>
          <table:table-cell office:value-type="float" office:value="2.666719913" calcext:value-type="float">
            <text:p>2,666719913</text:p>
          </table:table-cell>
          <table:table-cell table:formula="of:=([.E5]-[.E4])/[.E4]" office:value-type="float" office:value="0.00140500650870654" calcext:value-type="float">
            <text:p>0,00140500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40.82043457" calcext:value-type="float">
            <text:p>40,82043457</text:p>
          </table:table-cell>
          <table:table-cell office:value-type="float" office:value="8.767161581E-018" calcext:value-type="float">
            <text:p>8,77E-018</text:p>
          </table:table-cell>
          <table:table-cell office:value-type="float" office:value="2.196594" calcext:value-type="float">
            <text:p>2,19659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54" calcext:value-type="float">
            <text:p>33754</text:p>
          </table:table-cell>
          <table:table-cell office:value-type="float" office:value="46.81729889" calcext:value-type="float">
            <text:p>46,81729889</text:p>
          </table:table-cell>
          <table:table-cell office:value-type="float" office:value="2.073433423E-017" calcext:value-type="float">
            <text:p>2,07E-017</text:p>
          </table:table-cell>
          <table:table-cell office:value-type="float" office:value="2.198280573" calcext:value-type="float">
            <text:p>2,198280573</text:p>
          </table:table-cell>
          <table:table-cell table:style-name="ce3" table:formula="of:=([.E7]-[.E6])/[.E6]" office:value-type="float" office:value="0.000767812804733031" calcext:value-type="float">
            <text:p>0,00076781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46.01669312" calcext:value-type="float">
            <text:p>46,01669312</text:p>
          </table:table-cell>
          <table:table-cell office:value-type="float" office:value="1.035227363E-015" calcext:value-type="float">
            <text:p>1,04E-015</text:p>
          </table:table-cell>
          <table:table-cell office:value-type="float" office:value="1.895474911" calcext:value-type="float">
            <text:p>1,89547491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858" calcext:value-type="float">
            <text:p>33858</text:p>
          </table:table-cell>
          <table:table-cell office:value-type="float" office:value="49.1967926" calcext:value-type="float">
            <text:p>49,1967926</text:p>
          </table:table-cell>
          <table:table-cell office:value-type="float" office:value="2.046746856E-016" calcext:value-type="float">
            <text:p>2,05E-016</text:p>
          </table:table-cell>
          <table:table-cell office:value-type="float" office:value="1.897250414" calcext:value-type="float">
            <text:p>1,897250414</text:p>
          </table:table-cell>
          <table:table-cell table:style-name="ce3" table:formula="of:=([.E9]-[.E8])/[.E8]" office:value-type="float" office:value="0.000936706146674066" calcext:value-type="float">
            <text:p>0,00093670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49.27480698" calcext:value-type="float">
            <text:p>49,27480698</text:p>
          </table:table-cell>
          <table:table-cell office:value-type="float" office:value="0.0000000000001091203001" calcext:value-type="float">
            <text:p>1,09E-013</text:p>
          </table:table-cell>
          <table:table-cell office:value-type="float" office:value="1.681450844" calcext:value-type="float">
            <text:p>1,68145084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012" calcext:value-type="float">
            <text:p>34012</text:p>
          </table:table-cell>
          <table:table-cell office:value-type="float" office:value="49.09231186" calcext:value-type="float">
            <text:p>49,09231186</text:p>
          </table:table-cell>
          <table:table-cell office:value-type="float" office:value="0.0000000000001228024166" calcext:value-type="float">
            <text:p>1,23E-013</text:p>
          </table:table-cell>
          <table:table-cell office:value-type="float" office:value="1.682251215" calcext:value-type="float">
            <text:p>1,682251215</text:p>
          </table:table-cell>
          <table:table-cell table:style-name="ce3" table:formula="of:=([.E11]-[.E10])/[.E10]" office:value-type="float" office:value="0.000476000236852578" calcext:value-type="float">
            <text:p>0,00047600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49.13165283" calcext:value-type="float">
            <text:p>49,13165283</text:p>
          </table:table-cell>
          <table:table-cell office:value-type="float" office:value="0.000000000003747602489" calcext:value-type="float">
            <text:p>3,75E-012</text:p>
          </table:table-cell>
          <table:table-cell office:value-type="float" office:value="1.520174026" calcext:value-type="float">
            <text:p>1,52017402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167" calcext:value-type="float">
            <text:p>34167</text:p>
          </table:table-cell>
          <table:table-cell office:value-type="float" office:value="49.23330307" calcext:value-type="float">
            <text:p>49,23330307</text:p>
          </table:table-cell>
          <table:table-cell office:value-type="float" office:value="0.0000000000001851529997" calcext:value-type="float">
            <text:p>1,85E-013</text:p>
          </table:table-cell>
          <table:table-cell office:value-type="float" office:value="1.520533919" calcext:value-type="float">
            <text:p>1,520533919</text:p>
          </table:table-cell>
          <table:table-cell table:formula="of:=([.E13]-[.E12])/[.E12]" office:value-type="float" office:value="0.000236744605449498" calcext:value-type="float">
            <text:p>0,000236744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49.26226807" calcext:value-type="float">
            <text:p>49,26226807</text:p>
          </table:table-cell>
          <table:table-cell office:value-type="float" office:value="0.00000000002492045632" calcext:value-type="float">
            <text:p>2,49E-011</text:p>
          </table:table-cell>
          <table:table-cell office:value-type="float" office:value="1.391975522" calcext:value-type="float">
            <text:p>1,39197552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217" calcext:value-type="float">
            <text:p>34217</text:p>
          </table:table-cell>
          <table:table-cell office:value-type="float" office:value="50.03104019" calcext:value-type="float">
            <text:p>50,03104019</text:p>
          </table:table-cell>
          <table:table-cell office:value-type="float" office:value="0.000000000008740596788" calcext:value-type="float">
            <text:p>8,74E-012</text:p>
          </table:table-cell>
          <table:table-cell office:value-type="float" office:value="1.392604828" calcext:value-type="float">
            <text:p>1,392604828</text:p>
          </table:table-cell>
          <table:table-cell table:formula="of:=([.E15]-[.E14])/[.E14]" office:value-type="float" office:value="0.000452095593675243" calcext:value-type="float">
            <text:p>0,00045209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6" calcext:value-type="float">
            <text:p>34346</text:p>
          </table:table-cell>
          <table:table-cell office:value-type="float" office:value="50.02097321" calcext:value-type="float">
            <text:p>50,02097321</text:p>
          </table:table-cell>
          <table:table-cell office:value-type="float" office:value="0.00000000006564042365" calcext:value-type="float">
            <text:p>6,56E-011</text:p>
          </table:table-cell>
          <table:table-cell office:value-type="float" office:value="1.285636425" calcext:value-type="float">
            <text:p>1,28563642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346" calcext:value-type="float">
            <text:p>34346</text:p>
          </table:table-cell>
          <table:table-cell office:value-type="float" office:value="50.37249374" calcext:value-type="float">
            <text:p>50,37249374</text:p>
          </table:table-cell>
          <table:table-cell office:value-type="float" office:value="0.0000000002687333966" calcext:value-type="float">
            <text:p>2,69E-010</text:p>
          </table:table-cell>
          <table:table-cell office:value-type="float" office:value="1.286067009" calcext:value-type="float">
            <text:p>1,286067009</text:p>
          </table:table-cell>
          <table:table-cell table:formula="of:=([.E17]-[.E16])/[.E16]" office:value-type="float" office:value="0.000334918948799887" calcext:value-type="float">
            <text:p>0,000334918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8" calcext:value-type="float">
            <text:p>34438</text:p>
          </table:table-cell>
          <table:table-cell office:value-type="float" office:value="50.3800621" calcext:value-type="float">
            <text:p>50,3800621</text:p>
          </table:table-cell>
          <table:table-cell office:value-type="float" office:value="0.0000000003759425826" calcext:value-type="float">
            <text:p>3,76E-010</text:p>
          </table:table-cell>
          <table:table-cell office:value-type="float" office:value="1.196901083" calcext:value-type="float">
            <text:p>1,19690108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8" calcext:value-type="float">
            <text:p>34438</text:p>
          </table:table-cell>
          <table:table-cell office:value-type="float" office:value="50.98690033" calcext:value-type="float">
            <text:p>50,98690033</text:p>
          </table:table-cell>
          <table:table-cell office:value-type="float" office:value="0.0000000006405778685" calcext:value-type="float">
            <text:p>6,41E-010</text:p>
          </table:table-cell>
          <table:table-cell office:value-type="float" office:value="1.197535634" calcext:value-type="float">
            <text:p>1,197535634</text:p>
          </table:table-cell>
          <table:table-cell table:style-name="ce3" table:formula="of:=([.E19]-[.E18])/[.E18]" office:value-type="float" office:value="0.000530161605677229" calcext:value-type="float">
            <text:p>0,00053016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50.88281631" calcext:value-type="float">
            <text:p>50,88281631</text:p>
          </table:table-cell>
          <table:table-cell office:value-type="float" office:value="0.000000002961817236" calcext:value-type="float">
            <text:p>2,96E-009</text:p>
          </table:table-cell>
          <table:table-cell office:value-type="float" office:value="1.11900568" calcext:value-type="float">
            <text:p>1,1190056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51.02088547" calcext:value-type="float">
            <text:p>51,02088547</text:p>
          </table:table-cell>
          <table:table-cell office:value-type="float" office:value="0.000000001669159255" calcext:value-type="float">
            <text:p>1,67E-009</text:p>
          </table:table-cell>
          <table:table-cell office:value-type="float" office:value="1.119290829" calcext:value-type="float">
            <text:p>1,119290829</text:p>
          </table:table-cell>
          <table:table-cell table:style-name="ce3" table:formula="of:=([.E21]-[.E20])/[.E20]" office:value-type="float" office:value="0.00025482355013623" calcext:value-type="float">
            <text:p>0,000254823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639" calcext:value-type="float">
            <text:p>34639</text:p>
          </table:table-cell>
          <table:table-cell office:value-type="float" office:value="51.01021576" calcext:value-type="float">
            <text:p>51,01021576</text:p>
          </table:table-cell>
          <table:table-cell office:value-type="float" office:value="0.000000001199981448" calcext:value-type="float">
            <text:p>1,20E-009</text:p>
          </table:table-cell>
          <table:table-cell office:value-type="float" office:value="1.054157972" calcext:value-type="float">
            <text:p>1,05415797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2605382401072" calcext:value-type="float">
            <text:p>0,0011260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51:37.860552057</dc:date>
    <meta:document-statistic meta:table-count="1" meta:cell-count="121" meta:object-count="0"/>
    <meta:generator>LibreOffice/4.1.4.2$Linux_X86_64 LibreOffice_project/410m0$Build-2</meta:generator>
  </office:meta>
</office:document-meta>
</file>